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DejaVu Sans Light"/>
    </style:style>
    <style:style style:name="P2" style:family="paragraph" style:parent-style-name="Text_20_body">
      <style:text-properties style:font-name="DejaVu Sans Light"/>
    </style:style>
    <style:style style:name="P3" style:family="paragraph" style:parent-style-name="Text_20_body">
      <style:text-properties officeooo:rsid="00059801" officeooo:paragraph-rsid="00059801"/>
    </style:style>
    <style:style style:name="P4" style:family="paragraph" style:parent-style-name="Text_20_body">
      <style:paragraph-properties fo:margin-left="0in" fo:margin-right="0in" fo:margin-top="0in" fo:margin-bottom="0in" loext:contextual-spacing="false" fo:text-indent="0in" style:auto-text-indent="false"/>
      <style:text-properties style:font-name="DejaVu Sans Light"/>
    </style:style>
    <style:style style:name="P5" style:family="paragraph" style:parent-style-name="Text_20_body">
      <style:text-properties style:font-name="DejaVu Sans Light"/>
    </style:style>
    <style:style style:name="P6" style:family="paragraph" style:parent-style-name="Heading_20_2">
      <style:text-properties style:font-name="DejaVu Sans Light"/>
    </style:style>
    <style:style style:name="T1" style:family="text">
      <style:text-properties officeooo:rsid="0004b549"/>
    </style:style>
    <style:style style:name="T2" style:family="text">
      <style:text-properties style:font-name="DejaVu Sans Light"/>
    </style:style>
    <style:style style:name="T3" style:family="text">
      <style:text-properties style:font-name="DejaVu Sans Light" officeooo:rsid="0004fa1a"/>
    </style:style>
    <style:style style:name="T4" style:family="text">
      <style:text-properties officeooo:rsid="00241fbe"/>
    </style:style>
    <style:style style:name="T5" style:family="text">
      <style:text-properties officeooo:rsid="00251360"/>
    </style:style>
    <style:style style:name="T6" style:family="text">
      <style:text-properties officeooo:rsid="00270a94"/>
    </style:style>
    <style:style style:name="T7" style:family="text">
      <style:text-properties officeooo:rsid="0028fea0"/>
    </style:style>
    <style:style style:name="T8" style:family="text">
      <style:text-properties officeooo:rsid="002ff025"/>
    </style:style>
    <style:style style:name="T9" style:family="text">
      <style:text-properties officeooo:rsid="00333627"/>
    </style:style>
    <style:style style:name="T10" style:family="text">
      <style:text-properties officeooo:rsid="003406c0"/>
    </style:style>
    <style:style style:name="T11" style:family="text">
      <style:text-properties officeooo:rsid="00340fb1"/>
    </style:style>
    <style:style style:name="T12" style:family="text">
      <style:text-properties officeooo:rsid="0035bee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2">Úvod</text:h>
      <text:p text:style-name="P4">Nad problematikou (momentálního) masivního přemnožení hraboše polního dochází ke střetu dvou dosti výrazných skupin: praktického zemědělského hospodářství a akademických expertů oboru ekologie a zemědělství. Z historických dat vyplývá, že populační exploze hraboše polního se pravidelně opakuje v cyklech 3-5 let (naýváme fluktuace, četnost populace a rychlost jejího zhroucení záleží na mnoha faktorech, které dále popíšu), při dosažení maxima populační hustoty dojde v určitém bodě k rychlému zhroucení a populace se smrskne na minimum jedinců, umístěných zpravidla v refugiích (oblastech, kam se hraboš z různých důvodů přesunuje, viz dále). Období zlomu nastává zpravidla koncem léta posledního roku cyklu.</text:p>
      <text:p text:style-name="P4">Charakteristické jsou čtyři fáze: pesimum, kdy populace přežívá pouze v refugiích, progradace, kdy hraboš osidluje pole, gradace, kdy dochází k nedostatku potravy a retrogradace, kdy se populace rozpadá.</text:p>
      <text:p text:style-name="P2"/>
      <text:h text:style-name="P6" text:outline-level="2">Populační dynamika v rámci ročního cyklu (oscilace)</text:h>
      <text:p text:style-name="P4">Z nízkých jarních čísel se rozmnožováním populace postupně dostane na podzimní maximum. S růstem hustoty populace se zkracuje délka rozmnožovacího období. Zima drtivou většinu hrabošů zahubí a na jaře se může stát, že hustota populace je klidně jen 2 jedinci/ha.</text:p>
      <text:p text:style-name="P4">Vyšší hustota populace způsobuje potíže: s vyšším výskytem jedinců hraboši častěji opouštějí přeplněné podzemní nory, je stále obtížnější shánět dostatek potravy a mezi jedinci se šíří nemoci. Populaci hrabošů ovlivňuje do značné míry počasí: hraboš pro své nory potřebuje hladinu podzemní vody nejméně 20-25cm pod zemí, vysoké srážky znamenají zaplavení nor a eliminaci značné části populace: stejně tak mrazy, u mrazů navíc hrozí zamrzání přístupu do nor v chladném období: hraboš se stává snadnou kořistí nebo jednoduše umrzne, ve zmrzlé půdě novou noru nevyhloubí. To stejné platí pro promoklou půdu. Vysoký sníh naopak umožňuje zachování podzimních počtů, slouží jako izolace a úkryt. S výskytem vyšších teplot (bez chladu a vysokých srážek) se hrabošovi daří: příroda produkuje dostatek plodin (např. prudký nárůst mladé vegetace), organismy mají více energie, dochází tím pádem k častému rozmnožování (pro hraboše tak není problém najít samici v říji) a do rozmnožování se zapojují (v příznivých podmínkách) i tohoroční generace. Za příznivých podmínek se hraboš přemnožuje už od jara, tím pádem je populační exploze na podzim tak zjevná. Délka trvání cyklu populace hraboše se samozřejmě může měnit, nejzřetelněji díky externím vlivům, jako je počasí. Každopádně, příznivé podmínky na podzim zajistí zvýšení početnosti populace, která přežije zimu (a tím vzroste její počet další rok). V <text:soft-page-break/>extrémním případě se pak rozmnožuje už od února a tím se populační exploze prohloubí.</text:p>
      <text:p text:style-name="P2"/>
      <text:h text:style-name="P6" text:outline-level="2">Hraboš a rozmnožování</text:h>
      <text:p text:style-name="P4">Samice hraboše je březí od zhruba 20 dnů a je pohlavně zralá od 14 dnů po narození. Za optimálních podmínek je rozmnožovací doba 190 - 230 dnů. Počet mláďat je od 1-14, průměrně 5-6. Počet vrhů za rok je 3-4, maximálně pak 7-8, celková plodnost samice je 18-25 mláďat. Celkově může populace na 1ha dosáhnout hodnoty až <text:span text:style-name="T9">2500 </text:span>jedinců. Samec nabývá hmotnosti až 50g, samice bývá o něco menší.</text:p>
      <text:p text:style-name="P4">Hraboš sám preferuje travnaté oblasti, louky a paseky, která navíc využívá jako refugia: v těchto oblastech mívá populace vyšší početnost. Sekundárním biotopem jsou pro něj zemědělské oblasti obsahující: obilniny, cukrovou řepu, hrách, řepku.. tady jsou právě škody nejvíce zřetelné. Příjem potravy na dospělého jedince se pohybuje od 4.4g při 27 stupních Celsia a 7.8g při 0 stupních. Ročně tedy hraboš zkonzumuje přes 1kg obilí, navíc je potřeba připočítat i plýtvavý žír.</text:p>
      <text:p text:style-name="P4">Hraboš nejlépe přezimuje v řepce a v travních porostech. Od jara do léta se rozmnožuje ve víceletých pícninách a jarních obilninách. Od léta do podzimu se rozmnožuje ve víceletých pícninách, v řepce, v cukrové řepě a travních porostech. Rozmnožování začíná už v březnu, v případě optimálních podmínek už v únoru, končí v říjnu. Jedinec se dožívá až 18 měsíců (průměrná délka života je 2.5 měsice!), pohlavně dospívá ve 2-8 týdnech. U novorozenců je poměr pohlaví vyrovnaný. V rámci populace převažují samice od jara do podzimu, na podzim pak vyčerpané samice zpravidla umírají a převažují samci. Postupem z jara napodzim převažují samci kteří se nestihli loni rozmnožit, na podzim zase samci, kteří už nestihnout týž rok pohlavně dospět. Samci pohlavně dospívají o zhruba 20 dní později, aby se napářili se samicemi se stejného hnízda.</text:p>
      <text:p text:style-name="P2"/>
      <text:h text:style-name="P6" text:outline-level="2">Potrava a přezimování</text:h>
      <text:p text:style-name="P4">V zemědělské oblasti hraboš snadno přezimuje nejlépe v ozimu a řepce: řepka na podzim vytvoří na zemi vrstvu výživné hmoty. Pro naši simulaci použijeme ozimé obilí, tedy od října do sklizně (červen až září), s volitelnou hlubokou orbou probíhající po sklizni. Jinak hraboš v polních podmínkách konzumuje mladé rostliny plodin, listy a klasy obilovin a pícnin, zeleninové plody. U obilí postupně zkracuje stéblo a klas následně odnáší do zásobárny (v krajním případě konzumuje na místě).</text:p>
      <text:p text:style-name="P2"/>
      <text:h text:style-name="P6" text:outline-level="2"><text:soft-page-break/>Kolonie a denní cyklus</text:h>
      <text:p text:style-name="P4">Hraboš vychází za potravou co 2-3 hodiny a to jak ve dne, tak v noci. Když už je hraboš mimo noru, pohybuje se velmi rychle systémem chodníků, které směřují ke zdrojům potravy. Potravu si nosí do krmných komůrek a zásobáren a tam jí konzumuje. Venku nejí v podstatě vůbec, když nemusí.</text:p>
      <text:p text:style-name="P4">Pokud jde o kolonie, citace z mailu: "Hraboš polní patří k sociálně žijícím hlodavcům, což se projevuje vytvářením složitých soustav hnízdních nor - kolonií. Základem kolonie je přezimující samice, která na jaře zakládá svou mateřskou hnízdní noru. Pohlavně aktivní samice jsou silně teritoriální a brání území proti všem vetřelcům (stejného druhu). Dospělí samci obývají zpravidla větší území a vedou spíše potulný život zaměřený na vyhledávání pohlavně aktivních samic. Velikost domovského okrsku u dospělých samců je asi 1200-1500 m2, u dospělých samic 300-400 m2 a pohlavně nedospělých zvířat 200-300 m2. Zatímco samci z prvních jarních vrhů brzy opouští mateřské teritorium, dcery se usazují blízko nory matky nebo přímo v noře matky a to vede ke vzniku kolonií. Všichni příslušníci kolonie se navzájem pachově znají a obývané území společně brání. Jedinci z posledních vrhů zpravidla již mateřský okrsek neopouští. Tehdy kolonie může dosahovat počtu až přes 20 zvířat, z nichž převážnou většinu ale tvoří mladí nedospělí jedinci. Ti pak tvoří jádro tolerantních přezimujících komunit. Z dospělců je v norách nejčastěji buď 1 samice, nebo 1 samec, anebo 1 samice spolu s 1 samcem. Při vysokých hustotách může být kolonie osídlena více samicemi (2-4), které se společně starají o všechna mláďata včetně kojení." Při vrcholové hustotě populace hranice mezi koloniemi mizí. Kolonie se může za měsíc až zpětinásobit!</text:p>
      <text:p text:style-name="P4">Pokud jde o vnitřek nory, citace z -emailu: "Rozlišují se hnízdní a záchytné nory. Hnízdní nory jsou tvořeny podzemními chodbami o průměru asi 3 cm a v hloubce asi 10-18 cm a obsahují vždy alespoň jedno hnízdo. Vedle hnízda, což je dutina o průměru 10-14 cm v létě nebo 16-22 cm v zimě vystlaná jemně rozcupovaným rostlinným materiálem, se v norách rozlišují ještě krmné komůrky a zásobárny. Krmná komůrka je menší dutina poblíž vchodu sloužící k přijímání potravy, kde lze téměř vždy nalézt zbytky potravy. Zásobárny jsou velké dutiny vyplněné zásobami, často na konci hlubokých slepých chodeb - jsou tedy hlouběji než zbytek nory. Počet vchodů je různý, nejméně však 2-4. Záchytné nory jsou budovány v blízkosti hnízdních nor a zpravidla neobsahují hnízdo. Slouží jen k dočasnému úkrytu. Jednotlivé nory a vchody do nor jsou na povrchu spojeny systémem chodníků."</text:p>
      <text:p text:style-name="P4">Početnost populace se stanovuje podle počtu aktivně využívaných nor (kde jsou před vchodem výkaly a zbytky jídla). Stanovuje se podle následujících hodnot:</text:p>
      <text:p text:style-name="P4">Období<text:tab/>Nízký výskyt<text:tab/>Střední výskyt<text:tab/>Vysoký výskyt<text:tab/><text:span text:style-name="T10">nor/hraboše</text:span></text:p>
      <text:p text:style-name="P4">Jaro <text:tab/><text:tab/><text:span text:style-name="T11">10-40</text:span><text:tab/><text:tab/><text:tab/><text:span text:style-name="T11">50-200</text:span> <text:tab/><text:tab/><text:span text:style-name="T11">200</text:span>+ <text:tab/><text:tab/>1</text:p>
      <text:p text:style-name="P4">Léto <text:tab/><text:tab/><text:span text:style-name="T12">10-200</text:span><text:tab/><text:tab/>2<text:span text:style-name="T12">1</text:span>0-<text:span text:style-name="T12">600</text:span> <text:tab/><text:tab/><text:span text:style-name="T12">610</text:span>+ <text:tab/><text:tab/>?</text:p>
      <text:p text:style-name="P4">Podzim <text:tab/>10-<text:span text:style-name="T12">200</text:span> <text:tab/><text:tab/><text:span text:style-name="T12">210-600</text:span> <text:tab/><text:tab/><text:span text:style-name="T12">610</text:span>+ <text:tab/><text:tab/>10</text:p>
      <text:p text:style-name="P2"><text:soft-page-break/></text:p>
      <text:h text:style-name="P6" text:outline-level="2">Škodlivost a střet dvou skupin</text:h>
      <text:p text:style-name="P4">Nechme stranou škodlivost hraboše díky sekundárnímu vlivu na pastevní chov zvířat a přenosu nemocí na člověka, s ohledem na prostorovou simulaci nás zajímají přímé škody na úrodě. Je sice známo, že přemnožený hraboš může být nosičem tuarémie, toxoplazmózy, encefalitidy a dalších chorob, zhoubných pro člověka: tímto se argumentuje pro plošné umisťování jedu; otázkou je, jestli v tomto konkrétním případě není tato argumentace vedena s úmyslem minimalizovat finanční škody na úrodě.</text:p>
      <text:p text:style-name="P4">Střet spočívá v tom, že akademičtí experti dobře vědí (dokazují to přiložená data a taky fakt, že se v hraboších netopíme po kolena), že přírodní ekosystém je vyvážený. Cyklus 3-5 let přemnožení hraboše je spojen s nárůstem populace jeho přirozených dravců (poštolky, káňata, čápi se hrabošem posilují před cestou do Afriky a např. sovy a sýčci, kde u mláďat sýčků byl spočítán meziroční nárůst 30% v roce 2019): v tomto případě záleží, jestli je zkoumaný terén dravci osídlitelný (jestli obsahuje stromy, remízky..), jestli dochází k cílenému osidlování dravci za pomoci zemědělců (montáže berliček pro dravce..), a jestli se mají pozemní dravci kde zabydlet (lasice..).</text:p>
      <text:p text:style-name="P4">Z uvedeného vyplývá následující: příroda si s přemnožením hraboše dlouhodobě poradí. V zemědělských oblastech, kde dochází k dlouhodobému zemědělskému hospodaření, je narušena přírodní rovnováha, která je schopná včas regulovat výkyvy extrémní populační exploze hraboše. Při výskytu příznivých faktorů k rozmnožování hraboše je situace nejvíce zřetelná a populační cyklus se prodlužuje. Problémem je, že pro zemědělce je až 80% zničené úrody devastující a logicky je třeba sáhnout k nápravným prostředkům, které situaci vyřeší dřív než za 3-5 let. O dlouhodobých řešeních úprav krajiny a následné instalaci dravců zemědělci slyšet nechtějí, protože příroda nezaplatí letošní úvěry z ČSOB. Jako protiargument úprav zemědělské krajiny (instalace krajinných prvků mezi poli, kde má dravec možnost se zabydlet) slouží i to, že prvek se snadno stane hraboším refugiem. Úprava krajiny pak může spočívat ve výsadbě dřevin a tvorbě remízků, rozdělování polí do menších celků, instalace budek a berliček pro dravce. Aktuální střet obou skupin spočívá v tom, jak a kdy aplikovat rodenticidy.</text:p>
      <text:p text:style-name="P2"/>
      <text:h text:style-name="P6" text:outline-level="2">Prostředky redukce populace</text:h>
      <text:p text:style-name="P4">Pozn.: účelem těchto opatření by nemělo být vyhubení hraboše, ale udržení jeho populace pod prahem ekonomické škodlivosti pro zemědělce! <text:span text:style-name="T1">Např. Jedy jsou efektivní lokálně na poli, ale pokud je hned vedle neošetřené pole jetelovin, nemá jejich použití velký smysl. </text:span></text:p>
      <text:p text:style-name="P4"><text:soft-page-break/>Výrazným prvkem redukce četnosti populace hraboše je sklizeň zemědělských plodin (pozor, v tomto případě se hraboš pouze přesune, k faktické likvidaci nedochází!): hraboš přijde nejen o zdroj potravy, ale i o úkryt. Hraboši, kteří nemají nasbíraný dostatek potravy v norách, migrují do refugií, zůstavší hraboši se také živí zbytky po sklizni, plevelem a výdrolem. Velmi efektivní je aplikace hluboké orby: spolehlivě ničí nory a hraboše zabíjí (jak nemocné/slabé jedince v norách, tak jedince na povrchu). Hluboká orba spolehlivě likviduje nory umístěné v hloubce 10-50cm, zásoby, a o zbytek se postarají dravci (hraboši přišli o úkryt, najednou jsou vidět). Možností regulace je také ostraňování vegetace v refugiích, ovšem pouze tam, kde jsme si jistí, že se hraboš ve větším měřítku vyskytuje (pokud se totiž jedná např. o remízky v polích, může místo hraboše přijít o obydlí dravec). Hluboká orba by se měla provádět po sklizni obilnin/řepky. Pozor, podmítka (mělká orba) nezasáhne hraboší zásobárny!</text:p>
      <text:p text:style-name="P2"/>
      <text:p text:style-name="P4">Nechme stranou metody regulace jako výbuchy a vysoké teploty, <text:span text:style-name="T5">hadníky (nasazení predátorů – hadů), ultrazvukové zapuzování,</text:span> fungují pouze v případě že se populace hraboše dá lokalizovat; navíc jsou <text:span text:style-name="T6">tyto metody </text:span>poměrně pracné.</text:p>
      <text:p text:style-name="P2"/>
      <text:p text:style-name="P4">Jablkem sváru je rodenticid Stutox II. Jedná se o 5% fosfid zinečnatý, který se rozkládá v žaludku a způsobuje otravu fosforovodíkem. Stutox se v přírodě vlivem vlhkosti rozkládá po uplynutí 2-3 dnů, pak není pro prostředí nijak toxický (rozkladem v této době se snižuje riziko nechtěné otravy jiných organismů). V granulích je obsažena sušená vojtěška, která přitahuje býložravce. Pro hraboše je smrtelná už 1 granule stutoxu, kdežto např. pro zajíce je to 30-40 granulí. Riziko otravy necílových organismů spočívá v chybném rozmisťování jedu - tvorba hromádek s nástrahou. Pokud dojde k lokalizovanému rozmístění jedu (umísťování do nor nebo lokalizované plošné umisťování - tzn. tam kde máme údaje že se zhruba kolonie nachází), riziko nechtěné otravy se rapidně snižuje (jednoduše řečeno, srnka by musela chodit po poli a cíleně vyhledat 150 granulí Stutoxu mezi lákavějším zeleným porostem; zajíc 50 granulí atd.: navíc by se těmto zvířatům pravděpodobně udělalo do té doby špatně a zastavila by příjem potravy). Problémem plošné aplikace (v tomto případě nevhodně provedné, viz. "hromádky") Stutoxu v sadech a remízcích je otrava ptáků, u kterých úmrtí způsobí i méně jedu, dále pak i zajíců, srn, psů a koček. <text:span text:style-name="T4">Bohužel také zůstává po nějakou dobu v žaludku mrtvého hraboše, takže riziko sekundární otravy se týká I ptáků. </text:span>Používání Stutoxu II je navíc účelné pouze u populací s nízkou až střední početností, v období gradace už to není vhodné (tady nastupují negativní faktory populační exploze, které urychlí destrukci populace zevnitř: redukováním populace bychom její přirozený kolaps oddálili). Navíc opakovaná aplikace poměrně drahého jedu nemá vysoký účinek, protože hraboš se mu vyhýbá. </text:p>
      <text:p text:style-name="P4"><text:soft-page-break/>Pokud jde o aplikaci Stutoxu přímo do nor, jedná se o efektivní způsob, ovšem pouze u menších zemědělských ploch. Existují systémy, umožňující plošné sledování stavu populace hrabošů, využívající pravidelné satelitní mapování kvality porostu: obrazové záznamy jsou zpracovány a je vypočítána přibližná míra populace škůdce a umístění kolonií. U menších ploch je efektivní monitoring průchodem "po vlastních", tady jsou odhady nejpřesnější a aplikace jedu do nor je relativně nenáročná.</text:p>
      <text:p text:style-name="P2"/>
      <text:h text:style-name="P6" text:outline-level="2">Účel simulace a výstup</text:h>
      <text:p text:style-name="P4">Aby bylo co jíst, je potřeba bez průtahů ze strany státu povolovat plošně lokalizovanou aplikaci Stutoxu, která by splňovala kritéria pro bezpečné rozmisťování jedu a zároveň respektovala akademické připomínky (např. ve kterých obdobích ji neprovádět), a zároveň postupně aplikovat dlouhodobá opatření úpravy krajiny, aby se tyto radikální výkyvy populační exploze hrabošů přinejmenším utlumily i v případě extrémně přiznivých podmínek pro něj. Je potřeba také nezanechávat na poli nezaorané zbytky po sklizni. Pouze za takových okolností se situace v rámci dalších cyklů postupně ustálí. Simulace probíhá v období fluktuace (roky 1-5) na poli s ozimou pšenicí o rozloze 1ha, kam se hraboš po pomnožení ve víceletých jetelovinách přesunuje v dubnu a kde se nachází <text:span text:style-name="T7">část</text:span> zimu přeživších jedinců. Podle tabulek je výnos hektarového pole (ve standartním režimu) 6t zrna a 4.4t slámy, budeme se soustředit na zrno. Simulace ukazuje, v jaké situaci se bude nacházet populace hraboše v případě lokalizované aplikace stutoxu, dále nevhodné hromádkové aplikace stutoxu, s možným využitím hluboké orby, a s instalací dravců do krajiny. <text:span text:style-name="T8">Součástí je výpočet nákladů na jed a výpočet uhynulých dravců zaviněný nesprávnou aplikací jedu..</text:span></text:p>
      <text:p text:style-name="P2"/>
      <text:h text:style-name="P6" text:outline-level="2">Popis simulace a výsledky</text:h>
      <text:p text:style-name="P2"/>
      <text:h text:style-name="P6" text:outline-level="2">Zdroje</text:h>
      <text:p text:style-name="P3"><text:span text:style-name="T3">V</text:span><text:span text:style-name="T2">ztahy mezi populacemi vybraných druhů ptačích predátorů a drobnými savci, Diplomová práce, MENDELU. Bc. Tomáš Pysk, 2007</text:span></text:p>
      <text:p text:style-name="P3"><text:a xlink:type="simple" xlink:href="http://www.enviweb.cz/114413" text:style-name="Internet_20_link" text:visited-style-name="Visited_20_Internet_20_Link"><text:span text:style-name="T2">http://www.enviweb.cz/114413</text:span></text:a></text:p>
      <text:p text:style-name="P3"><text:a xlink:type="simple" xlink:href="http://www.rostlinolekari.cz/sites/default/files/2017-11/Suchomel%20Hrabos%2Bpolni.pdf" text:style-name="Internet_20_link" text:visited-style-name="Visited_20_Internet_20_Link"><text:span text:style-name="T2">http://www.rostlinolekari.cz/sites/default/files/2017-11/Suchomel%20Hrabos%2Bpolni.pdf</text:span></text:a></text:p>
      <text:p text:style-name="P3"><text:a xlink:type="simple" xlink:href="https://cs.wikipedia.org/wiki/Hraboš_polní" text:style-name="Internet_20_link" text:visited-style-name="Visited_20_Internet_20_Link"><text:span text:style-name="T2">https://cs.wikipedia.org/wiki/Hrabo%C5%A1_poln%C3%AD</text:span></text:a></text:p>
      <text:p text:style-name="P3"><text:soft-page-break/><text:a xlink:type="simple" xlink:href="https://ekolist.cz/cz/zpravodajstvi/zpravy/bylozravcum-chutna-jed-na-hrabose-diky-pridane-susene-vojtesce" text:style-name="Internet_20_link" text:visited-style-name="Visited_20_Internet_20_Link"><text:span text:style-name="T2">https://ekolist.cz/cz/zpravodajstvi/zpravy/bylozravcum-chutna-jed-na-hrabose-diky-pridane-susene-vojtesce</text:span></text:a></text:p>
      <text:p text:style-name="P3"><text:a xlink:type="simple" xlink:href="http://www.akcr.cz/data_ak/19/a/AGRObase1910.pdf" text:style-name="Internet_20_link" text:visited-style-name="Visited_20_Internet_20_Link"><text:span text:style-name="T2">http://www.akcr.cz/data_ak/19/a/AGRObase1910.pdf</text:span></text:a></text:p>
      <text:p text:style-name="P3"><text:a xlink:type="simple" xlink:href="http://mendelu.cz/31650n-vyjadreni-k-problematice-hubeni-hrabose-polniho" text:style-name="Internet_20_link" text:visited-style-name="Visited_20_Internet_20_Link"><text:span text:style-name="T2">http://mendelu.cz/31650n-vyjadreni-k-problematice-hubeni-hrabose-polniho</text:span></text:a></text:p>
      <text:p text:style-name="P3"><text:a xlink:type="simple" xlink:href="https://ekolist.cz/cz/publicistika/priroda/premnozeni-hrabose-neni-neobvykle.neobvykle-jsou-zpusobene-skody-uvadeji-vedci" text:style-name="Internet_20_link" text:visited-style-name="Visited_20_Internet_20_Link"><text:span text:style-name="T2">https://ekolist.cz/cz/publicistika/priroda/premnozeni-hrabose-neni-neobvykle.neobvykle-jsou-zpusobene-skody-uvadeji-vedci</text:span></text:a></text:p>
      <text:p text:style-name="P3"><text:a xlink:type="simple" xlink:href="https://www.obnovitelne.cz/cz/clanek/916/hrabos-se-neda-porazit-muzeme-jen-udrzet-jeho-populaci-v-unosnych-mezich/" text:style-name="Internet_20_link" text:visited-style-name="Visited_20_Internet_20_Link"><text:span text:style-name="T2">https://www.obnovitelne.cz/cz/clanek/916/hrabos-se-neda-porazit-muzeme-jen-udrzet-jeho-populaci-v-unosnych-mezich/</text:span></text:a></text:p>
      <text:p text:style-name="P3"><text:a xlink:type="simple" xlink:href="http://eagri.cz/public/app/srs_pub/fytoportal/public/?k=0#mon" text:style-name="Internet_20_link" text:visited-style-name="Visited_20_Internet_20_Link"><text:span text:style-name="T2">http://eagri.cz/public/app/srs_pub/fytoportal/public/?k=0#mon</text:span></text:a><text:span text:style-name="T2">|modul:mapy|mapy:so|so:vse</text:span></text:p>
      <text:p text:style-name="P3"><text:a xlink:type="simple" xlink:href="http://eagri.cz/public/app/srs_pub/fytoportal/public/?k=0#mon" text:style-name="Internet_20_link" text:visited-style-name="Visited_20_Internet_20_Link"><text:span text:style-name="T2">http://eagri.cz/public/app/srs_pub/fytoportal/public/?k=0#mon</text:span></text:a><text:span text:style-name="T2">|modul:zpravy|zpravy:uvod|rok:2017</text:span></text:p>
      <text:p text:style-name="P3"><text:a xlink:type="simple" xlink:href="http://eagri.cz/public/web/file/60020/Hrabos_polni.pdf" text:style-name="Internet_20_link" text:visited-style-name="Visited_20_Internet_20_Link"><text:span text:style-name="T2">http://eagri.cz/public/web/file/60020/Hrabos_polni.pdf</text:span></text:a></text:p>
      <text:p text:style-name="P3"><text:a xlink:type="simple" xlink:href="http://eagri.cz/public/web/ukzuz/portal/aktualni-informace-k-vyskytu-hrabose.html" text:style-name="Internet_20_link" text:visited-style-name="Visited_20_Internet_20_Link"><text:span text:style-name="T2">http://eagri.cz/public/web/ukzuz/portal/aktualni-informace-k-vyskytu-hrabose.html</text:span></text:a></text:p>
      <text:p text:style-name="P3"><text:a xlink:type="simple" xlink:href="http://eagri.cz/public/web/ukzuz/tiskovy-servis/aktuality/ukzuz-povolil-vyjimecne-pouziti.html" text:style-name="Internet_20_link" text:visited-style-name="Visited_20_Internet_20_Link"><text:span text:style-name="T2">http://eagri.cz/public/web/ukzuz/tiskovy-servis/aktuality/ukzuz-povolil-vyjimecne-pouziti.html</text:span></text:a></text:p>
      <text:p text:style-name="P3"><text:a xlink:type="simple" xlink:href="http://eagri.cz/public/app/srs_pub/fytoportal/public/?k=0#mon" text:style-name="Internet_20_link" text:visited-style-name="Visited_20_Internet_20_Link"><text:span text:style-name="T2">http://eagri.cz/public/app/srs_pub/fytoportal/public/?k=0#mon</text:span></text:a><text:span text:style-name="T2">|modul:zpravy|zpravy:obo-brno</text:span></text:p>
      <text:p text:style-name="P3"><text:a xlink:type="simple" xlink:href="https://www.agromanual.cz/cz/clanky/ochrana-rostlin-a-pestovani/skudci/jak-predchazet-riziku-skod-hrabose-polniho-v-polnich-plodinach" text:style-name="Internet_20_link" text:visited-style-name="Visited_20_Internet_20_Link"><text:span text:style-name="T2">https://www.agromanual.cz/cz/clanky/ochrana-rostlin-a-pestovani/skudci/jak-predchazet-riziku-skod-hrabose-polniho-v-polnich-plodinach</text:span></text:a></text:p>
      <text:p text:style-name="P3"><text:a xlink:type="simple" xlink:href="http://www.rostlinolekari.cz/sites/default/files/2017-11/Tkadlec_Hustopeče.pdf" text:style-name="Internet_20_link" text:visited-style-name="Visited_20_Internet_20_Link"><text:span text:style-name="T2">http://www.rostlinolekari.cz/sites/default/files/2017-11/Tkadlec_Hustope%C4%8De.pdf</text:span></text:a></text:p>
      <text:p text:style-name="P3"><text:a xlink:type="simple" xlink:href="http://www.lesprace.cz/casopis-lesnicka-prace-archiv/rocnik-89-2010/lesnicka-prace-c-1-10/populacni-dynamika-hlodavcu" text:style-name="Internet_20_link" text:visited-style-name="Visited_20_Internet_20_Link"><text:span text:style-name="T2">http://www.lesprace.cz/casopis-lesnicka-prace-archiv/rocnik-89-2010/lesnicka-prace-c-1-10/populacni-dynamika-hlodavcu</text:span></text:a></text:p>
      <text:p text:style-name="P3"><text:a xlink:type="simple" xlink:href="https://www.ivb.cz/aktuality/tz-cykly-hrabose-polniho/" text:style-name="Internet_20_link" text:visited-style-name="Visited_20_Internet_20_Link"><text:span text:style-name="T2">https://www.ivb.cz/aktuality/tz-cykly-hrabose-polniho/</text:span></text:a></text:p>
      <text:p text:style-name="P3"><text:a xlink:type="simple" xlink:href="http://uzrhv.af.mendelu.cz/wcd/w-af-uzrhv/zoo/zoo_vyukove_materialy/ekologie/ekol_cv04.pdf" text:style-name="Internet_20_link" text:visited-style-name="Visited_20_Internet_20_Link"><text:span text:style-name="T2">http://uzrhv.af.mendelu.cz/wcd/w-af-uzrhv/zoo/zoo_vyukove_materialy/ekologie/ekol_cv04.pdf</text:span></text:a></text:p>
      <text:p text:style-name="P3"><text:a xlink:type="simple" xlink:href="http://www.agris.cz/clanek/135501" text:style-name="Internet_20_link" text:visited-style-name="Visited_20_Internet_20_Link"><text:span text:style-name="T2">http://www.agris.cz/clanek/135501</text:span></text:a></text:p>
      <text:p text:style-name="P3"><text:a xlink:type="simple" xlink:href="https://is.muni.cz/th/fuy8q/Bakalarska_prace.pdf" text:style-name="Internet_20_link" text:visited-style-name="Visited_20_Internet_20_Link"><text:span text:style-name="T2">https://is.muni.cz/th/fuy8q/Bakalarska_prace.pdf</text:span></text:a></text:p>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7T13:55:37.292329587</meta:creation-date>
    <dc:date>2019-11-27T14:55:22.085751353</dc:date>
    <meta:editing-duration>PT41M4S</meta:editing-duration>
    <meta:editing-cycles>38</meta:editing-cycles>
    <meta:generator>LibreOffice/6.2.8.2$Linux_X86_64 LibreOffice_project/20$Build-2</meta:generator>
    <meta:document-statistic meta:table-count="0" meta:image-count="0" meta:object-count="0" meta:page-count="7" meta:paragraph-count="57" meta:word-count="2319" meta:character-count="16897" meta:non-whitespace-character-count="14610"/>
  </office:meta>
</office:document-meta>
</file>